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8.9287in">
            <draw:object draw:notify-on-update-of-ranges="Sheet1.B44:Sheet1.B44 Sheet1.B45:Sheet1.B50 Sheet1.C44:Sheet1.C44 Sheet1.C45:Sheet1.C50 Sheet1.F44:Sheet1.F44 Sheet1.F45:Sheet1.F50 Sheet1.I44:Sheet1.I44 Sheet1.I45:Sheet1.I50 Sheet1.L44:Sheet1.L44 Sheet1.L45:Sheet1.L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*s/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/>
          <table:table-cell table:formula="of:=(-[.$C$3]/[.$C$2])" office:value-type="float" office:value="-1" calcext:value-type="float">
            <text:p>-1</text:p>
          </table:table-cell>
          <table:table-cell table:formula="of:=(-[.$C$4]/[.$C$2])" office:value-type="float" office:value="-10" calcext:value-type="float">
            <text:p>-10</text:p>
          </table:table-cell>
          <table:table-cell/>
          <table:table-cell table:formula="of:=1/[.C2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$8]*[.$C$1]" office:value-type="float" office:value="-0.01" calcext:value-type="float">
            <text:p>-0.01</text:p>
          </table:table-cell>
          <table:table-cell table:formula="of:=[.$C$8]*[.$C$1]" office:value-type="float" office:value="-0.1" calcext:value-type="float">
            <text:p>-0.1</text:p>
          </table:table-cell>
          <table:table-cell table:number-columns-repeated="7"/>
          <table:table-cell table:formula="of:=[.B12]+[.E12]" office:value-type="float" office:value="0.99" calcext:value-type="float">
            <text:p>0.99</text:p>
          </table:table-cell>
          <table:table-cell table:formula="of:=[.C12]+[.F12]" office:value-type="float" office:value="-0.1" calcext:value-type="float">
            <text:p>-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9]*[.$C$1]" office:value-type="float" office:value="0.01" calcext:value-type="float">
            <text:p>0.01</text:p>
          </table:table-cell>
          <table:table-cell table:formula="of:=[.$C$9]*[.$C$1]" office:value-type="float" office:value="0" calcext:value-type="float">
            <text:p>0</text:p>
          </table:table-cell>
          <table:table-cell table:number-columns-repeated="7"/>
          <table:table-cell table:formula="of:=[.B13]+[.E13]" office:value-type="float" office:value="0.01" calcext:value-type="float">
            <text:p>0.01</text:p>
          </table:table-cell>
          <table:table-cell table:formula="of:=[.C13]+[.F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(At)^2/2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$8]*[.$C$1]" office:value-type="float" office:value="-0.01" calcext:value-type="float">
            <text:p>-0.01</text:p>
          </table:table-cell>
          <table:table-cell table:formula="of:=[.$C$8]*[.$C$1]" office:value-type="float" office:value="-0.1" calcext:value-type="float">
            <text:p>-0.1</text:p>
          </table:table-cell>
          <table:table-cell/>
          <table:table-cell table:formula="of:=([.E16]*[.E16]+[.F16]*[.E17])/2" office:value-type="float" office:value="-0.00045" calcext:value-type="float">
            <text:p>-0.00045</text:p>
          </table:table-cell>
          <table:table-cell table:formula="of:=([.E16]*[.F16]+[.F16]*[.F17])/2" office:value-type="float" office:value="0.0005" calcext:value-type="float">
            <text:p>0.0005</text:p>
          </table:table-cell>
          <table:table-cell table:number-columns-repeated="4"/>
          <table:table-cell table:formula="of:=[.B16]+[.E16]+[.H16]" office:value-type="float" office:value="0.98955" calcext:value-type="float">
            <text:p>0.98955</text:p>
          </table:table-cell>
          <table:table-cell table:formula="of:=[.C16]+[.F16]+[.I16]" office:value-type="float" office:value="-0.0995" calcext:value-type="float">
            <text:p>-0.0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9]*[.$C$1]" office:value-type="float" office:value="0.01" calcext:value-type="float">
            <text:p>0.01</text:p>
          </table:table-cell>
          <table:table-cell table:formula="of:=[.$C$9]*[.$C$1]" office:value-type="float" office:value="0" calcext:value-type="float">
            <text:p>0</text:p>
          </table:table-cell>
          <table:table-cell/>
          <table:table-cell table:formula="of:=([.E17]*[.E16]+[.F17]*[.E17])/2" office:value-type="float" office:value="-0.00005" calcext:value-type="float">
            <text:p>-0.00005</text:p>
          </table:table-cell>
          <table:table-cell table:formula="of:=([.E17]*[.F16]+[.F17]*[.F17])/2" office:value-type="float" office:value="-0.0005" calcext:value-type="float">
            <text:p>-0.0005</text:p>
          </table:table-cell>
          <table:table-cell table:number-columns-repeated="4"/>
          <table:table-cell table:formula="of:=[.B17]+[.E17]+[.H17]" office:value-type="float" office:value="0.00995" calcext:value-type="float">
            <text:p>0.00995</text:p>
          </table:table-cell>
          <table:table-cell table:formula="of:=[.C17]+[.F17]+[.I17]" office:value-type="float" office:value="0.9995" calcext:value-type="float">
            <text:p>0.9995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$8]*[.$C$1]" office:value-type="float" office:value="-0.01" calcext:value-type="float">
            <text:p>-0.01</text:p>
          </table:table-cell>
          <table:table-cell table:formula="of:=[.$C$8]*[.$C$1]" office:value-type="float" office:value="-0.1" calcext:value-type="float">
            <text:p>-0.1</text:p>
          </table:table-cell>
          <table:table-cell/>
          <table:table-cell table:formula="of:=([.E20]*[.E20]+[.F20]*[.E21])/2" office:value-type="float" office:value="-0.00045" calcext:value-type="float">
            <text:p>-0.00045</text:p>
          </table:table-cell>
          <table:table-cell table:formula="of:=([.E20]*[.F20]+[.F20]*[.F21])/2" office:value-type="float" office:value="0.0005" calcext:value-type="float">
            <text:p>0.0005</text:p>
          </table:table-cell>
          <table:table-cell/>
          <table:table-cell table:formula="of:=([.E20]*[.H20]+[.F20]*[.H21])/6" office:value-type="float" office:value="0.00000158333333333333" calcext:value-type="float">
            <text:p>1.58333333333333E-06</text:p>
          </table:table-cell>
          <table:table-cell table:formula="of:=([.H20]*[.I20]+[.I20]*[.I21])/6" office:value-type="float" office:value="-0.00000007916666666667" calcext:value-type="float">
            <text:p>-7.91666666666667E-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9]*[.$C$1]" office:value-type="float" office:value="0.01" calcext:value-type="float">
            <text:p>0.01</text:p>
          </table:table-cell>
          <table:table-cell table:formula="of:=[.$C$9]*[.$C$1]" office:value-type="float" office:value="0" calcext:value-type="float">
            <text:p>0</text:p>
          </table:table-cell>
          <table:table-cell/>
          <table:table-cell table:formula="of:=([.E21]*[.E20]+[.F21]*[.E21])/2" office:value-type="float" office:value="-0.00005" calcext:value-type="float">
            <text:p>-0.00005</text:p>
          </table:table-cell>
          <table:table-cell table:formula="of:=([.E21]*[.F20]+[.F21]*[.F21])/2" office:value-type="float" office:value="-0.0005" calcext:value-type="float">
            <text:p>-0.0005</text:p>
          </table:table-cell>
          <table:table-cell/>
          <table:table-cell table:formula="of:=([.E20]*[.I20]+[.F20]*[.I21])/6" office:value-type="float" office:value="0.0000075" calcext:value-type="float">
            <text:p>0.0000075</text:p>
          </table:table-cell>
          <table:table-cell table:formula="of:=([.H21]*[.I20]+[.I21]*[.I21])/6" office:value-type="float" office:value="0.0000000375" calcext:value-type="float">
            <text:p>0.0000000375</text:p>
          </table:table-cell>
          <table:table-cell table:number-columns-repeated="6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1+At</text:p>
          </table:table-cell>
          <table:table-cell table:number-columns-repeated="2"/>
          <table:table-cell office:value-type="string" calcext:value-type="string">
            <text:p>1+At+(At)^2/2</text:p>
          </table:table-cell>
          <table:table-cell table:number-columns-repeated="2"/>
          <table:table-cell office:value-type="string" calcext:value-type="string">
            <text:p>1+At+(At)^2/2+(At)^3/6</text:p>
          </table:table-cell>
          <table:table-cell table:number-columns-repeated="2"/>
          <table:table-cell office:value-type="string" calcext:value-type="string">
            <text:p>1+At+(At)^2/2+(At)^3/6+(At)^4/24</text:p>
          </table:table-cell>
          <table:table-cell table:number-columns-repeated="2"/>
          <table:table-cell office:value-type="string" calcext:value-type="string">
            <text:p>1+At+(At)^2/2+(At)^3/6+(At)^4/24+(At)^5/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]+[.E37]" office:value-type="float" office:value="0.99" calcext:value-type="float">
            <text:p>0.99</text:p>
          </table:table-cell>
          <table:table-cell table:formula="of:=[.C32]+[.F37]" office:value-type="float" office:value="-0.1" calcext:value-type="float">
            <text:p>-0.1</text:p>
          </table:table-cell>
          <table:table-cell/>
          <table:table-cell table:formula="of:=[.E32]+[.H37]/2" office:value-type="float" office:value="0.98955" calcext:value-type="float">
            <text:p>0.98955</text:p>
          </table:table-cell>
          <table:table-cell table:formula="of:=[.F32]+[.I37]/2" office:value-type="float" office:value="-0.0995" calcext:value-type="float">
            <text:p>-0.0995</text:p>
          </table:table-cell>
          <table:table-cell/>
          <table:table-cell table:formula="of:=[.H32]+[.K37]/6" office:value-type="float" office:value="0.989553166666667" calcext:value-type="float">
            <text:p>0.989553166666667</text:p>
          </table:table-cell>
          <table:table-cell table:formula="of:=[.I32]+[.L37]/6" office:value-type="float" office:value="-0.099485" calcext:value-type="float">
            <text:p>-0.099485</text:p>
          </table:table-cell>
          <table:table-cell/>
          <table:table-cell table:formula="of:=[.K32]+[.N37]/24" office:value-type="float" office:value="0.98955319625" calcext:value-type="float">
            <text:p>0.98955319625</text:p>
          </table:table-cell>
          <table:table-cell table:formula="of:=[.L32]+[.O37]/24" office:value-type="float" office:value="-0.0994850791666667" calcext:value-type="float">
            <text:p>-0.0994850791666667</text:p>
          </table:table-cell>
          <table:table-cell/>
          <table:table-cell table:formula="of:=[.N32]+[.Q37]/120" office:value-type="float" office:value="0.9895531960325" calcext:value-type="float">
            <text:p>0.9895531960325</text:p>
          </table:table-cell>
          <table:table-cell table:formula="of:=[.O32]+[.R37]/120" office:value-type="float" office:value="-0.0994850797583333" calcext:value-type="float">
            <text:p>-0.099485079758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]+[.E38]" office:value-type="float" office:value="0.01" calcext:value-type="float">
            <text:p>0.01</text:p>
          </table:table-cell>
          <table:table-cell table:formula="of:=[.C33]+[.F38]" office:value-type="float" office:value="1" calcext:value-type="float">
            <text:p>1</text:p>
          </table:table-cell>
          <table:table-cell/>
          <table:table-cell table:formula="of:=[.E33]+[.H38]/2" office:value-type="float" office:value="0.00995" calcext:value-type="float">
            <text:p>0.00995</text:p>
          </table:table-cell>
          <table:table-cell table:formula="of:=[.F33]+[.I38]/2" office:value-type="float" office:value="0.9995" calcext:value-type="float">
            <text:p>0.9995</text:p>
          </table:table-cell>
          <table:table-cell/>
          <table:table-cell table:formula="of:=[.H33]+[.K38]/6" office:value-type="float" office:value="0.0099485" calcext:value-type="float">
            <text:p>0.0099485</text:p>
          </table:table-cell>
          <table:table-cell table:formula="of:=[.I33]+[.L38]/6" office:value-type="float" office:value="0.999501666666667" calcext:value-type="float">
            <text:p>0.999501666666667</text:p>
          </table:table-cell>
          <table:table-cell/>
          <table:table-cell table:formula="of:=[.K33]+[.N38]/24" office:value-type="float" office:value="0.00994850791666667" calcext:value-type="float">
            <text:p>0.00994850791666667</text:p>
          </table:table-cell>
          <table:table-cell table:formula="of:=[.L33]+[.O38]/24" office:value-type="float" office:value="0.999501704166667" calcext:value-type="float">
            <text:p>0.999501704166667</text:p>
          </table:table-cell>
          <table:table-cell/>
          <table:table-cell table:formula="of:=[.N33]+[.Q38]/120" office:value-type="float" office:value="0.00994850797583333" calcext:value-type="float">
            <text:p>0.00994850797583333</text:p>
          </table:table-cell>
          <table:table-cell table:formula="of:=[.O33]+[.R38]/120" office:value-type="float" office:value="0.999501704008333" calcext:value-type="float">
            <text:p>0.99950170400833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2"/>
          <table:table-cell office:value-type="string" calcext:value-type="string">
            <text:p>(At)^2</text:p>
          </table:table-cell>
          <table:table-cell table:number-columns-repeated="2"/>
          <table:table-cell office:value-type="string" calcext:value-type="string">
            <text:p>(At)^3</text:p>
          </table:table-cell>
          <table:table-cell table:number-columns-repeated="2"/>
          <table:table-cell office:value-type="string" calcext:value-type="string">
            <text:p>(At)^4</text:p>
          </table:table-cell>
          <table:table-cell table:number-columns-repeated="2"/>
          <table:table-cell office:value-type="string" calcext:value-type="string">
            <text:p>(At)^5</text:p>
          </table:table-cell>
          <table:table-cell/>
        </table:table-row>
        <table:table-row table:style-name="ro1">
          <table:table-cell/>
          <table:table-cell table:formula="of:=[.$B$8]*[.$C$1]" office:value-type="float" office:value="-0.01" calcext:value-type="float">
            <text:p>-0.01</text:p>
          </table:table-cell>
          <table:table-cell table:formula="of:=[.$C$8]*[.$C$1]" office:value-type="float" office:value="-0.1" calcext:value-type="float">
            <text:p>-0.1</text:p>
          </table:table-cell>
          <table:table-cell/>
          <table:table-cell table:formula="of:=[.$B$8]*[.$C$1]" office:value-type="float" office:value="-0.01" calcext:value-type="float">
            <text:p>-0.01</text:p>
          </table:table-cell>
          <table:table-cell table:formula="of:=[.$C$8]*[.$C$1]" office:value-type="float" office:value="-0.1" calcext:value-type="float">
            <text:p>-0.1</text:p>
          </table:table-cell>
          <table:table-cell/>
          <table:table-cell table:formula="of:=([.$B$37]*[.E37]+[.$C$37]*[.E38])" office:value-type="float" office:value="-0.0009" calcext:value-type="float">
            <text:p>-0.0009</text:p>
          </table:table-cell>
          <table:table-cell table:formula="of:=([.$B$37]*[.F37]+[.$C$37]*[.F38])" office:value-type="float" office:value="0.001" calcext:value-type="float">
            <text:p>0.001</text:p>
          </table:table-cell>
          <table:table-cell/>
          <table:table-cell table:formula="of:=([.$B$37]*[.H37]+[.$C$37]*[.H38])" office:value-type="float" office:value="0.000019" calcext:value-type="float">
            <text:p>0.000019</text:p>
          </table:table-cell>
          <table:table-cell table:formula="of:=([.$B$37]*[.I37]+[.$C$37]*[.I38])" office:value-type="float" office:value="0.00009" calcext:value-type="float">
            <text:p>0.00009</text:p>
          </table:table-cell>
          <table:table-cell/>
          <table:table-cell table:formula="of:=([.$B$37]*[.K37]+[.$C$37]*[.K38])" office:value-type="float" office:value="0.00000071" calcext:value-type="float">
            <text:p>0.00000071</text:p>
          </table:table-cell>
          <table:table-cell table:formula="of:=([.$B$37]*[.L37]+[.$C$37]*[.L38])" office:value-type="float" office:value="-0.0000019" calcext:value-type="float">
            <text:p>-0.0000019</text:p>
          </table:table-cell>
          <table:table-cell/>
          <table:table-cell table:formula="of:=([.$B$37]*[.N37]+[.$C$37]*[.N38])" office:value-type="float" office:value="-0.0000000261" calcext:value-type="float">
            <text:p>-0.0000000261</text:p>
          </table:table-cell>
          <table:table-cell table:formula="of:=([.$B$37]*[.O37]+[.$C$37]*[.O38])" office:value-type="float" office:value="-0.000000071" calcext:value-type="float">
            <text:p>-0.000000071</text:p>
          </table:table-cell>
        </table:table-row>
        <table:table-row table:style-name="ro1">
          <table:table-cell/>
          <table:table-cell table:formula="of:=[.$B$9]*[.$C$1]" office:value-type="float" office:value="0.01" calcext:value-type="float">
            <text:p>0.01</text:p>
          </table:table-cell>
          <table:table-cell table:formula="of:=[.$C$9]*[.$C$1]" office:value-type="float" office:value="0" calcext:value-type="float">
            <text:p>0</text:p>
          </table:table-cell>
          <table:table-cell/>
          <table:table-cell table:formula="of:=[.$B$9]*[.$C$1]" office:value-type="float" office:value="0.01" calcext:value-type="float">
            <text:p>0.01</text:p>
          </table:table-cell>
          <table:table-cell table:formula="of:=[.$C$9]*[.$C$1]" office:value-type="float" office:value="0" calcext:value-type="float">
            <text:p>0</text:p>
          </table:table-cell>
          <table:table-cell/>
          <table:table-cell table:formula="of:=([.$B$38]*[.E37]+[.$C$38]*[.E38])" office:value-type="float" office:value="-0.0001" calcext:value-type="float">
            <text:p>-0.0001</text:p>
          </table:table-cell>
          <table:table-cell table:formula="of:=([.$B$38]*[.F37]+[.$C$38]*[.F38])" office:value-type="float" office:value="-0.001" calcext:value-type="float">
            <text:p>-0.001</text:p>
          </table:table-cell>
          <table:table-cell/>
          <table:table-cell table:formula="of:=([.$B$38]*[.H37]+[.$C$38]*[.H38])" office:value-type="float" office:value="-0.000009" calcext:value-type="float">
            <text:p>-0.000009</text:p>
          </table:table-cell>
          <table:table-cell table:formula="of:=([.$B$38]*[.I37]+[.$C$38]*[.I38])" office:value-type="float" office:value="0.00001" calcext:value-type="float">
            <text:p>0.00001</text:p>
          </table:table-cell>
          <table:table-cell/>
          <table:table-cell table:formula="of:=([.$B$38]*[.K37]+[.$C$38]*[.K38])" office:value-type="float" office:value="0.00000019" calcext:value-type="float">
            <text:p>0.00000019</text:p>
          </table:table-cell>
          <table:table-cell table:formula="of:=([.$B$38]*[.L37]+[.$C$38]*[.L38])" office:value-type="float" office:value="0.0000009" calcext:value-type="float">
            <text:p>0.0000009</text:p>
          </table:table-cell>
          <table:table-cell/>
          <table:table-cell table:formula="of:=([.$B$38]*[.N37]+[.$C$38]*[.N38])" office:value-type="float" office:value="0.0000000071" calcext:value-type="float">
            <text:p>0.0000000071</text:p>
          </table:table-cell>
          <table:table-cell table:formula="of:=([.$B$38]*[.O37]+[.$C$38]*[.O38])" office:value-type="float" office:value="-0.000000019" calcext:value-type="float">
            <text:p>-0.000000019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1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!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!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!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!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_0_0</text:p>
          </table:table-cell>
          <table:table-cell table:number-columns-repeated="2"/>
          <table:table-cell office:value-type="string" calcext:value-type="string">
            <text:p>A_0_1</text:p>
          </table:table-cell>
          <table:table-cell table:number-columns-repeated="2"/>
          <table:table-cell office:value-type="string" calcext:value-type="string">
            <text:p>A_1_0</text:p>
          </table:table-cell>
          <table:table-cell table:number-columns-repeated="2"/>
          <table:table-cell office:value-type="string" calcext:value-type="string">
            <text:p>A_1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32]" office:value-type="float" office:value="0.99" calcext:value-type="float">
            <text:p>0.9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2]" office:value-type="float" office:value="-0.1" calcext:value-type="float">
            <text:p>-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]"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H32]" office:value-type="float" office:value="0.98955" calcext:value-type="float">
            <text:p>0.989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32]" office:value-type="float" office:value="-0.0995" calcext:value-type="float">
            <text:p>-0.09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3]" office:value-type="float" office:value="0.00995" calcext:value-type="float">
            <text:p>0.009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33]" office:value-type="float" office:value="0.9995" calcext:value-type="float">
            <text:p>0.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K32]" office:value-type="float" office:value="0.989553166666667" calcext:value-type="float">
            <text:p>0.98955316666666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32]" office:value-type="float" office:value="-0.099485" calcext:value-type="float">
            <text:p>-0.0994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3]" office:value-type="float" office:value="0.0099485" calcext:value-type="float">
            <text:p>0.00994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33]" office:value-type="float" office:value="0.999501666666667" calcext:value-type="float">
            <text:p>0.999501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N32]" office:value-type="float" office:value="0.98955319625" calcext:value-type="float">
            <text:p>0.98955319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32]" office:value-type="float" office:value="-0.0994850791666667" calcext:value-type="float">
            <text:p>-0.09948507916666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33]" office:value-type="float" office:value="0.00994850791666667" calcext:value-type="float">
            <text:p>0.009948507916666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33]" office:value-type="float" office:value="0.999501704166667" calcext:value-type="float">
            <text:p>0.9995017041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Q32]" office:value-type="float" office:value="0.9895531960325" calcext:value-type="float">
            <text:p>0.98955319603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R32]" office:value-type="float" office:value="-0.0994850797583333" calcext:value-type="float">
            <text:p>-0.099485079758333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33]" office:value-type="float" office:value="0.00994850797583333" calcext:value-type="float">
            <text:p>0.0099485079758333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R33]" office:value-type="float" office:value="0.999501704008333" calcext:value-type="float">
            <text:p>0.999501704008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9:50:29.298637265</meta:creation-date>
    <dc:date>2024-02-03T00:58:37.312322571</dc:date>
    <meta:editing-duration>PT2H34M35S</meta:editing-duration>
    <meta:editing-cycles>3</meta:editing-cycles>
    <meta:generator>LibreOffice/7.3.7.2$Linux_X86_64 LibreOffice_project/30$Build-2</meta:generator>
    <meta:document-statistic meta:table-count="1" meta:cell-count="1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3.454cm" style:legend-expansion="high" chart:style-name="ch2"/>
        <chart:plot-area chart:style-name="ch3" table:cell-range-address="Sheet1.B44:Sheet1.C50 Sheet1.F44:Sheet1.F50 Sheet1.I44:Sheet1.I50 Sheet1.L44:Sheet1.L50" chart:data-source-has-labels="both" svg:x="0.32cm" svg:y="0.18cm" svg:width="13.037cm" svg:height="8.64cm">
          <chart:coordinate-region svg:x="1.153cm" svg:y="0.38cm" svg:width="12.11cm" svg:height="8.241cm"/>
          <chart:axis chart:dimension="x" chart:name="primary-x" chart:style-name="ch4" chartooo:axis-type="auto">
            <chart:categories table:cell-range-address="Sheet1.B45:Sheet1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5:Sheet1.C50" chart:label-cell-address="Sheet1.C44:Sheet1.C44" chart:class="chart:scatter">
            <chart:domain table:cell-range-address="Sheet1.B45:Sheet1.B50"/>
            <chart:data-point chart:repeated="6"/>
          </chart:series>
          <chart:series chart:style-name="ch8" chart:values-cell-range-address="Sheet1.F45:Sheet1.F50" chart:label-cell-address="Sheet1.F44:Sheet1.F44" chart:class="chart:scatter">
            <chart:data-point chart:repeated="6"/>
          </chart:series>
          <chart:series chart:style-name="ch9" chart:values-cell-range-address="Sheet1.I45:Sheet1.I50" chart:label-cell-address="Sheet1.I44:Sheet1.I44" chart:class="chart:scatter">
            <chart:data-point chart:repeated="6"/>
          </chart:series>
          <chart:series chart:style-name="ch10" chart:values-cell-range-address="Sheet1.L45:Sheet1.L50" chart:label-cell-address="Sheet1.L44:Sheet1.L4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0_0</text:p>
                <draw:g>
                  <svg:desc>Sheet1.C44:Sheet1.C44</svg:desc>
                </draw:g>
              </table:table-cell>
              <table:table-cell office:value-type="string">
                <text:p>A_0_1</text:p>
                <draw:g>
                  <svg:desc>Sheet1.F44:Sheet1.F44</svg:desc>
                </draw:g>
              </table:table-cell>
              <table:table-cell office:value-type="string">
                <text:p>A_1_0</text:p>
                <draw:g>
                  <svg:desc>Sheet1.I44:Sheet1.I44</svg:desc>
                </draw:g>
              </table:table-cell>
              <table:table-cell office:value-type="string">
                <text:p>A_1_1</text:p>
                <draw:g>
                  <svg:desc>Sheet1.L44:Sheet1.L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45:Sheet1.B50</svg:desc>
                </draw:g>
              </table:table-cell>
              <table:table-cell office:value-type="float" office:value="1">
                <text:p>1</text:p>
                <draw:g>
                  <svg:desc>Sheet1.C45:Sheet1.C50</svg:desc>
                </draw:g>
              </table:table-cell>
              <table:table-cell office:value-type="float" office:value="0">
                <text:p>0</text:p>
                <draw:g>
                  <svg:desc>Sheet1.F45:Sheet1.F50</svg:desc>
                </draw:g>
              </table:table-cell>
              <table:table-cell office:value-type="float" office:value="0">
                <text:p>0</text:p>
                <draw:g>
                  <svg:desc>Sheet1.I45:Sheet1.I50</svg:desc>
                </draw:g>
              </table:table-cell>
              <table:table-cell office:value-type="float" office:value="1">
                <text:p>1</text:p>
                <draw:g>
                  <svg:desc>Sheet1.L45:Sheet1.L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-0.1">
                <text:p>-0.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955">
                <text:p>0.98955</text:p>
              </table:table-cell>
              <table:table-cell office:value-type="float" office:value="-0.0995">
                <text:p>-0.0995</text:p>
              </table:table-cell>
              <table:table-cell office:value-type="float" office:value="0.00995">
                <text:p>0.00995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9553166666667">
                <text:p>0.989553166666667</text:p>
              </table:table-cell>
              <table:table-cell office:value-type="float" office:value="-0.099485">
                <text:p>-0.099485</text:p>
              </table:table-cell>
              <table:table-cell office:value-type="float" office:value="0.0099485">
                <text:p>0.0099485</text:p>
              </table:table-cell>
              <table:table-cell office:value-type="float" office:value="0.999501666666667">
                <text:p>0.999501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955319625">
                <text:p>0.98955319625</text:p>
              </table:table-cell>
              <table:table-cell office:value-type="float" office:value="-0.0994850791666667">
                <text:p>-0.0994850791666667</text:p>
              </table:table-cell>
              <table:table-cell office:value-type="float" office:value="0.00994850791666667">
                <text:p>0.00994850791666667</text:p>
              </table:table-cell>
              <table:table-cell office:value-type="float" office:value="0.999501704166667">
                <text:p>0.9995017041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95531960325">
                <text:p>0.9895531960325</text:p>
              </table:table-cell>
              <table:table-cell office:value-type="float" office:value="-0.0994850797583333">
                <text:p>-0.0994850797583333</text:p>
              </table:table-cell>
              <table:table-cell office:value-type="float" office:value="0.00994850797583333">
                <text:p>0.00994850797583333</text:p>
              </table:table-cell>
              <table:table-cell office:value-type="float" office:value="0.999501704008333">
                <text:p>0.99950170400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